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f5e3b" officeooo:paragraph-rsid="001f5e3b"/>
    </style:style>
    <style:style style:name="P2" style:family="paragraph" style:parent-style-name="Preformatted_20_Text">
      <style:text-properties fo:font-weight="bold" officeooo:rsid="001f5e3b" officeooo:paragraph-rsid="001f5e3b" style:font-weight-asian="bold" style:font-weight-complex="bold"/>
    </style:style>
    <style:style style:name="P3" style:family="paragraph" style:parent-style-name="Preformatted_20_Text">
      <style:text-properties officeooo:paragraph-rsid="001f5e3b"/>
    </style:style>
    <style:style style:name="P4" style:family="paragraph" style:parent-style-name="Preformatted_20_Text">
      <style:text-properties fo:font-weight="normal" officeooo:rsid="001f5e3b" officeooo:paragraph-rsid="001f5e3b" style:font-weight-asian="normal" style:font-weight-complex="normal"/>
    </style:style>
    <style:style style:name="P5" style:family="paragraph" style:parent-style-name="Preformatted_20_Text">
      <style:text-properties fo:font-weight="bold" officeooo:rsid="001f5e3b" officeooo:paragraph-rsid="0021d02c" style:font-weight-asian="bold" style:font-weight-complex="bold"/>
    </style:style>
    <style:style style:name="P6" style:family="paragraph" style:parent-style-name="Preformatted_20_Text">
      <style:text-properties fo:font-weight="bold" officeooo:rsid="001f5e3b" officeooo:paragraph-rsid="001f5e3b" style:font-weight-asian="bold" style:font-weight-complex="bold"/>
    </style:style>
    <style:style style:name="P7" style:family="paragraph" style:parent-style-name="Preformatted_20_Text">
      <style:text-properties fo:font-weight="normal" officeooo:rsid="001f5e3b" officeooo:paragraph-rsid="0021d02c" style:font-weight-asian="normal" style:font-weight-complex="normal"/>
    </style:style>
    <style:style style:name="P8" style:family="paragraph" style:parent-style-name="Preformatted_20_Text">
      <style:text-properties officeooo:rsid="001f5e3b" officeooo:paragraph-rsid="0021d02c"/>
    </style:style>
    <style:style style:name="P9" style:family="paragraph" style:parent-style-name="Preformatted_20_Text">
      <style:text-properties officeooo:paragraph-rsid="001f5e3b"/>
    </style:style>
    <style:style style:name="T1" style:family="text">
      <style:text-properties officeooo:rsid="0021d02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d02c" style:font-weight-asian="normal" style:font-weight-complex="normal"/>
    </style:style>
    <style:style style:name="T4" style:family="text">
      <style:text-properties fo:font-weight="bold" officeooo:rsid="001f5e3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CION BASE</text:p>
      <text:p text:style-name="Preformatted_20_Text"/>
      <text:p text:style-name="Preformatted_20_Text">sudo pacman -Syu</text:p>
      <text:p text:style-name="Preformatted_20_Text">sudo pacman -S firefox</text:p>
      <text:p text:style-name="Preformatted_20_Text">sudo pacman -S lutris discord </text:p>
      <text:p text:style-name="Preformatted_20_Text">sudo pacman -S --needed lib32-mesa vulkan-radeon lib32-vulkan-radeon vulkan-icd-loader lib32-vulkan-icd-loader</text:p>
      <text:p text:style-name="Preformatted_20_Text">sudo pacman -S wine wine-gecko wine-mono winetricks wireplumber goverlay mangohud gnome-tweaks gnome-themes-extra neofetch fastfetch timeshift</text:p>
      <text:p text:style-name="Preformatted_20_Text">sudo pacman -S python</text:p>
      <text:p text:style-name="Preformatted_20_Text">sudo pacman -S zram-generator</text:p>
      <text:p text:style-name="Preformatted_20_Text">sudo pacman -S gedit</text:p>
      <text:p text:style-name="Preformatted_20_Text">sudo pacman -S gcc meson ninja</text:p>
      <text:p text:style-name="Preformatted_20_Text">sudo pacman -S git base-devel</text:p>
      <text:p text:style-name="P3">sudo pacman -S gnome-shell-extensions</text:p>
      <text:p text:style-name="P4">sudo pacman -S yay</text:p>
      <text:p text:style-name="P5"><text:span text:style-name="T2">sudo pacman -S </text:span><text:span text:style-name="T3">goverlay mangohud </text:span><text:span text:style-name="T2">vulkan-tools mesa-demos</text:span></text:p>
      <text:p text:style-name="P7">sudo pacman -S kitty <text:span text:style-name="T1">alacritty</text:span></text:p>
      <text:p text:style-name="P7">sudo pacman -S mesa-utils</text:p>
      <text:p text:style-name="P2"/>
      <text:p text:style-name="P2">BSPWN</text:p>
      <text:p text:style-name="P1"/>
      <text:p text:style-name="Preformatted_20_Text">sudo pacman -S libx11</text:p>
      <text:p text:style-name="Preformatted_20_Text">sudo pacman -S libx11-xcb</text:p>
      <text:p text:style-name="Preformatted_20_Text">sudo pacman -S libxkbcommon-x11</text:p>
      <text:p text:style-name="Preformatted_20_Text">sudo pacman -S libext</text:p>
      <text:p text:style-name="Preformatted_20_Text">sudo pacman -S libxext</text:p>
      <text:p text:style-name="Preformatted_20_Text">sudo pacman -S xproto</text:p>
      <text:p text:style-name="Preformatted_20_Text">sudo pacman -S xcb</text:p>
      <text:p text:style-name="Preformatted_20_Text">sudo pacman -S xcb-proto</text:p>
      <text:p text:style-name="Preformatted_20_Text">sudo pacman -S libxcb</text:p>
      <text:p text:style-name="Preformatted_20_Text">sudo pacman -S libxfixes</text:p>
      <text:p text:style-name="Preformatted_20_Text">sudo pacman -S xcb-imdkit</text:p>
      <text:p text:style-name="Preformatted_20_Text">sudo pacman -S xcb-util</text:p>
      <text:p text:style-name="Preformatted_20_Text">sudo pacman -S xcb-util-cursor</text:p>
      <text:p text:style-name="Preformatted_20_Text">sudo pacman -S xcb-util-image</text:p>
      <text:p text:style-name="Preformatted_20_Text">sudo pacman -S xcb-util-wm</text:p>
      <text:p text:style-name="Preformatted_20_Text">sudo pacman -S libxinerama</text:p>
      <text:p text:style-name="Preformatted_20_Text">sudo pacman -S libxcb-glx</text:p>
      <text:p text:style-name="Preformatted_20_Text">sudo pacman -S libxcb-renderutil</text:p>
      <text:p text:style-name="Preformatted_20_Text">sudo pacman -S xcb-renderutil</text:p>
      <text:p text:style-name="Preformatted_20_Text">sudo pacman -S xcb-util-renderutil</text:p>
      <text:p text:style-name="Preformatted_20_Text">sudo pacman -S pixman</text:p>
      <text:p text:style-name="Preformatted_20_Text">sudo pacman -S libdbus</text:p>
      <text:p text:style-name="Preformatted_20_Text">sudo pacman -S libcongig</text:p>
      <text:p text:style-name="Preformatted_20_Text">sudo pacman -S libconfig</text:p>
      <text:p text:style-name="Preformatted_20_Text">sudo pacman -S libGL</text:p>
      <text:p text:style-name="Preformatted_20_Text">sudo pacman -S libev</text:p>
      <text:p text:style-name="Preformatted_20_Text">sudo pacman -S uthash</text:p>
      <text:p text:style-name="Preformatted_20_Text">sudo pacman -S bspwm sxhkd</text:p>
      <text:p text:style-name="Preformatted_20_Text">sudo pacman -S alacritty dunst acpi playerctl pamixer yad libnotify imagemagick</text:p>
      <text:p text:style-name="Preformatted_20_Text">sudo pacman -S feh</text:p>
      <text:p text:style-name="Preformatted_20_Text">sudo pacman -S ffmpeg maim optipng jq <text:s/>git ttf-jetbrains-mono-nerd</text:p>
      <text:p text:style-name="Preformatted_20_Text">sudo pacman -S displaycal</text:p>
      <text:p text:style-name="Preformatted_20_Text">sudo pacman -S libglvnd</text:p>
      <text:p text:style-name="Preformatted_20_Text">sudo pacman -S lxappearance</text:p>
      <text:p text:style-name="Preformatted_20_Text"/>
      <text:p text:style-name="P3"><text:span text:style-name="T4">PAQUETES ADICIONALES </text:span></text:p>
      <text:p text:style-name="P8">pacman -S audacity inkscape gimp blender obs-studio spotify-launcher steam libreoffice-fresh-es <text:span text:style-name="T1">displaycal</text:span></text:p>
      <text:p text:style-name="Preformatted_20_Text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12:55:46.740889955</dc:date>
    <meta:editing-duration>PT11M41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2" meta:paragraph-count="53" meta:word-count="249" meta:character-count="1686" meta:non-whitespace-character-count="1488"/>
  </office:meta>
</office:document-meta>
</file>